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kahdfkqrqwrqwerqwercsdfs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creation-date>2018-02-13T08:14:45.104755250</meta:creation-date>
    <dc:date>Tue Feb 13 23:57:09 2018
</dc:date>
  </office:meta>
</office:document-meta>
</file>